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2" style:family="text">
      <style:text-properties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.852cm" svg:height="0.962cm" svg:x="4.81cm" svg:y="5.118cm">
          <draw:text-box>
            <text:p>(+,c,a,b)</text:p>
          </draw:text-box>
        </draw:frame>
        <draw:frame draw:style-name="gr1" draw:layer="layout" svg:width="2.852cm" svg:height="0.962cm" svg:x="7.969cm" svg:y="7.658cm">
          <draw:text-box>
            <text:p>(+,e,c,d)</text:p>
          </draw:text-box>
        </draw:frame>
        <draw:frame draw:style-name="gr1" draw:layer="layout" svg:width="2.678cm" svg:height="0.962cm" svg:x="4.81cm" svg:y="10.198cm">
          <draw:text-box>
            <text:p>(+,f,c,e)</text:p>
          </draw:text-box>
        </draw:frame>
        <draw:line draw:style-name="gr2" draw:text-style-name="P1" draw:layer="layout" svg:x1="6.08cm" svg:y1="6.388cm" svg:x2="9.255cm" svg:y2="7.658cm">
          <text:p/>
        </draw:line>
        <draw:line draw:style-name="gr2" draw:text-style-name="P1" draw:layer="layout" svg:x1="9.255cm" svg:y1="8.928cm" svg:x2="6.08cm" svg:y2="10.198cm">
          <text:p/>
        </draw:line>
        <draw:line draw:style-name="gr3" draw:text-style-name="P1" draw:layer="layout" svg:x1="6.08cm" svg:y1="7.023cm" svg:x2="6.08cm" svg:y2="9.563cm">
          <text:p/>
        </draw:line>
        <draw:frame draw:style-name="gr1" draw:layer="layout" svg:width="3.398cm" svg:height="0.962cm" svg:x="12.43cm" svg:y="4.81cm">
          <draw:text-box>
            <text:p>(<text:span text:style-name="T1">α</text:span><text:span text:style-name="T2">,</text:span>+,c,a,b)</text:p>
          </draw:text-box>
        </draw:frame>
        <draw:frame draw:style-name="gr1" draw:layer="layout" svg:width="3.394cm" svg:height="0.962cm" svg:x="15.589cm" svg:y="7.35cm">
          <draw:text-box>
            <text:p>(<text:span text:style-name="T1">β</text:span><text:span text:style-name="T2">,</text:span>+,e,c,d)</text:p>
          </draw:text-box>
        </draw:frame>
        <draw:frame draw:style-name="gr1" draw:layer="layout" svg:width="3.212cm" svg:height="0.962cm" svg:x="12.43cm" svg:y="9.89cm">
          <draw:text-box>
            <text:p>(<text:span text:style-name="T1">δ</text:span><text:span text:style-name="T2">,</text:span>+,f,c,e)</text:p>
          </draw:text-box>
        </draw:frame>
        <draw:line draw:style-name="gr2" draw:text-style-name="P1" draw:layer="layout" svg:x1="13.7cm" svg:y1="6.08cm" svg:x2="16.875cm" svg:y2="7.35cm">
          <text:p/>
        </draw:line>
        <draw:line draw:style-name="gr2" draw:text-style-name="P1" draw:layer="layout" svg:x1="16.875cm" svg:y1="8.62cm" svg:x2="13.7cm" svg:y2="9.89cm">
          <text:p/>
        </draw:line>
        <draw:line draw:style-name="gr2" draw:text-style-name="P1" draw:layer="layout" svg:x1="13.7cm" svg:y1="6.715cm" svg:x2="13.7cm" svg:y2="9.255cm">
          <text:p/>
        </draw:line>
        <draw:frame draw:style-name="gr1" draw:layer="layout" svg:width="3.398cm" svg:height="0.962cm" svg:x="12.431cm" svg:y="4.81cm">
          <draw:text-box>
            <text:p>(<text:span text:style-name="T1">α</text:span><text:span text:style-name="T2">,</text:span>+,c,a,b)</text:p>
          </draw:text-box>
        </draw:frame>
        <draw:frame draw:style-name="gr1" draw:layer="layout" svg:width="3.394cm" svg:height="0.962cm" svg:x="15.59cm" svg:y="7.35cm">
          <draw:text-box>
            <text:p>(<text:span text:style-name="T1">β</text:span><text:span text:style-name="T2">,</text:span>+,e,c,d)</text:p>
          </draw:text-box>
        </draw:frame>
        <draw:frame draw:style-name="gr1" draw:layer="layout" svg:width="3.212cm" svg:height="0.962cm" svg:x="12.431cm" svg:y="9.89cm">
          <draw:text-box>
            <text:p>(<text:span text:style-name="T1">δ</text:span><text:span text:style-name="T2">,</text:span>+,f,c,e)</text:p>
          </draw:text-box>
        </draw:frame>
        <draw:line draw:style-name="gr2" draw:text-style-name="P1" draw:layer="layout" svg:x1="13.701cm" svg:y1="6.08cm" svg:x2="16.876cm" svg:y2="7.35cm">
          <text:p/>
        </draw:line>
        <draw:line draw:style-name="gr2" draw:text-style-name="P1" draw:layer="layout" svg:x1="16.876cm" svg:y1="8.62cm" svg:x2="13.701cm" svg:y2="9.89cm">
          <text:p/>
        </draw:line>
        <draw:line draw:style-name="gr2" draw:text-style-name="P1" draw:layer="layout" svg:x1="13.701cm" svg:y1="6.715cm" svg:x2="13.701cm" svg:y2="9.255cm">
          <text:p/>
        </draw:line>
        <draw:frame draw:style-name="gr1" draw:layer="layout" svg:width="3.398cm" svg:height="0.962cm" svg:x="4.81cm" svg:y="12.738cm">
          <draw:text-box>
            <text:p>(<text:span text:style-name="T1">α</text:span><text:span text:style-name="T2">,</text:span>+,c,a,b)</text:p>
          </draw:text-box>
        </draw:frame>
        <draw:frame draw:style-name="gr1" draw:layer="layout" svg:width="3.394cm" svg:height="0.962cm" svg:x="11.795cm" svg:y="17.51cm">
          <draw:text-box>
            <text:p>(<text:span text:style-name="T1">β</text:span><text:span text:style-name="T2">,</text:span>+,e,c,d)</text:p>
          </draw:text-box>
        </draw:frame>
        <draw:frame draw:style-name="gr1" draw:layer="layout" svg:width="3.212cm" svg:height="0.962cm" svg:x="4.782cm" svg:y="22.263cm">
          <draw:text-box>
            <text:p>(<text:span text:style-name="T1">δ</text:span><text:span text:style-name="T2">,</text:span>+,f,c,e)</text:p>
          </draw:text-box>
        </draw:frame>
        <draw:line draw:style-name="gr2" draw:text-style-name="P1" draw:layer="layout" svg:x1="6.08cm" svg:y1="13.7cm" svg:x2="9.255cm" svg:y2="14.97cm">
          <text:p/>
        </draw:line>
        <draw:line draw:style-name="gr2" draw:text-style-name="P1" draw:layer="layout" svg:x1="9.255cm" svg:y1="20.685cm" svg:x2="6.28cm" svg:y2="22.39cm">
          <text:p/>
        </draw:line>
        <draw:line draw:style-name="gr2" draw:text-style-name="P1" draw:layer="layout" svg:x1="6.08cm" svg:y1="14.643cm" svg:x2="6.08cm" svg:y2="17.183cm">
          <text:p/>
        </draw:line>
        <draw:frame draw:style-name="gr1" draw:layer="layout" svg:width="3.614cm" svg:height="0.962cm" svg:x="7.985cm" svg:y="19.823cm">
          <draw:text-box>
            <text:p>Transfer(e)</text:p>
          </draw:text-box>
        </draw:frame>
        <draw:frame draw:style-name="gr1" draw:layer="layout" svg:width="3.58cm" svg:height="0.962cm" svg:x="8.185cm" svg:y="14.978cm">
          <draw:text-box>
            <text:p>Transfer(c)</text:p>
          </draw:text-box>
        </draw:frame>
        <draw:line draw:style-name="gr2" draw:text-style-name="P1" draw:layer="layout" svg:x1="6.08cm" svg:y1="19.415cm" svg:x2="6.08cm" svg:y2="21.955cm">
          <text:p/>
        </draw:line>
        <draw:line draw:style-name="gr2" draw:text-style-name="P1" draw:layer="layout" svg:x1="9.89cm" svg:y1="16.24cm" svg:x2="13.065cm" svg:y2="17.51cm">
          <text:p/>
        </draw:line>
        <draw:line draw:style-name="gr2" draw:text-style-name="P1" draw:layer="layout" svg:x1="13.065cm" svg:y1="18.48cm" svg:x2="9.89cm" svg:y2="20.05cm">
          <text:p/>
        </draw:line>
        <draw:frame draw:style-name="gr1" draw:layer="layout" svg:width="3.58cm" svg:height="0.962cm" svg:x="4.401cm" svg:y="17.51cm">
          <draw:text-box>
            <text:p>Transfer(c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ian Vinter</meta:initial-creator>
    <meta:creation-date>2011-01-26T13:15:57</meta:creation-date>
    <dc:date>2011-02-02T16:22:19</dc:date>
    <dc:creator>Mads Kristensen</dc:creator>
    <meta:editing-duration>PT04H46M37S</meta:editing-duration>
    <meta:editing-cycles>4</meta:editing-cycles>
    <meta:generator>OpenOffice.org/3.2$Unix OpenOffice.org_project/320m19$Build-9505</meta:generator>
    <meta:document-statistic meta:object-count="30"/>
  </office:meta>
</office:document-meta>
</file>